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Renderer.rememberPage( PageViewport pageView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concatenateTransformation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stop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2DRenderer.setCurrentPageNumber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print( Graphics g , PageFormat pageFormat , int pag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va2DRenderer.getPageViewport( int page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2DRenderer.Java2D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2DRenderer.drawImage( String uri , Rectangle2D pos , Map foreign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ava2DRenderer.getBufferedImage( int bitmapWidth , int bitmap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getNumberOf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begi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2D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drawBorderLine( Rectangle2D . Float lineRect , boolean horz , boolean startOrBefore , int style , Color col , Graphics2D g2d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3">
            <text:p text:style-name="Table_20_Contents">83</text:p>
          </table:table-cell>
          <table:table-cell office:value-type="float" office:value="149">
            <text:p text:style-name="Table_20_Contents">149</text:p>
          </table:table-cell>
        </table:table-row>
        <table:table-row>
          <table:table-cell office:value-type="string">
            <text:p text:style-name="Table_20_Contents">Java2DRenderer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createRendererContext( int x , int y , int width , int height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Renderer.end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2DRenderer.setupFontInfo( FontInfo in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2DRenderer.breakOutOfState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2DRenderer.renderPage( PageViewport pageView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restoreStateStackAfterBreakOut( List breakOut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2D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getPageImage( int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clip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startRender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setTransparentPageBackground( boolean transparentPage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startVParea( CTM ctm , Rectangle2D clipping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2DRenderer.setScaleFactor( double newScal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cl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2DRenderer.renderLeader( Leader are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ava2DRenderer.getPageImage( PageViewport pageView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Java2DRenderer.drawBorderLine( float x1 , float y1 , float x2 , float y2 , boolean horz , boolean startOrBefore , int style ,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2DRenderer.fill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getGlyphOffsets( String s , Font font , TextArea text , int [ ] letterAdju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2DRenderer.getScal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updateColor( Color col , boolean fi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renderText( TextArea text , Graphics2D g2d , Font fo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ava2DRenderer.renderText( TextArea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2DRenderer.lineTo(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clearViewpor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2DRenderer.moveTo(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2DRenderer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getCurrent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isRendering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.setUserAgent( FOUserAgent foUserAg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